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6_09-24-49_000.jpg</text:p>
          </table:table-cell>
          <table:table-cell table:style-name="ce20" office:value-type="string">
            <text:p>:m dessin / des. object=キタキツネ / @web画像 / other=~,memo+,found+</text:p>
          </table:table-cell>
          <table:table-cell table:style-name="ce4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8" table:formula="of:=IF([.E2]=&quot;&quot;;[.C2];CONCATENATE([.C2];&quot; / &quot;;[.E2]))" office:value-type="string" office:string-value=":m dessin / des. object=キタキツネ / @web画像 / other=~,memo+,found+">
            <text:p>:m dessin / des. object=キタキツネ / @web画像 / other=~,memo+,found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6_11-42-33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434814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06_12-05-49_000.jpg</text:p>
          </table:table-cell>
          <table:table-cell table:style-name="ce20" office:value-type="string">
            <text:p>:PHOTO 記録 / PC画面 / デスクトップPC / entity=日本共産党：東京都委員会 / 寄付金、入金 / amount=JPY:2000</text:p>
          </table:table-cell>
          <table:table-cell table:style-name="ce19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4]=&quot;&quot;;[.C4];CONCATENATE([.C4];&quot; / &quot;;[.E4]))" office:value-type="string" office:string-value=":PHOTO 記録 / PC画面 / デスクトップPC / entity=日本共産党：東京都委員会 / 寄付金、入金 / amount=JPY:2000">
            <text:p>:PHOTO 記録 / PC画面 / デスクトップPC / entity=日本共産党：東京都委員会 / 寄付金、入金 / amount=JPY:200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6_12-06-12_000.jpg</text:p>
          </table:table-cell>
          <table:table-cell table:style-name="ce20" office:value-type="string">
            <text:p>:PHOTO 記録 / PC画面 / デスクトップPC / entity=日本共産党：東京都委員会 / 寄付金、入金 / amount=JPY:2000</text:p>
          </table:table-cell>
          <table:table-cell table:style-name="ce17"/>
          <table:table-cell table:style-name="ce4"/>
          <table:table-cell table:style-name="ce4" office:value-type="string">
            <text:p>N-35-35-28.477478 E-139-34-49.270019</text:p>
          </table:table-cell>
          <table:table-cell table:style-name="ce38" table:formula="of:=IF([.E5]=&quot;&quot;;[.C5];CONCATENATE([.C5];&quot; / &quot;;[.E5]))" office:value-type="string" office:string-value=":PHOTO 記録 / PC画面 / デスクトップPC / entity=日本共産党：東京都委員会 / 寄付金、入金 / amount=JPY:2000">
            <text:p>:PHOTO 記録 / PC画面 / デスクトップPC / entity=日本共産党：東京都委員会 / 寄付金、入金 / amount=JPY:200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6_12-06-36_000.jpg</text:p>
          </table:table-cell>
          <table:table-cell table:style-name="ce20" office:value-type="string">
            <text:p>:PHOTO 記録 / PC画面 / デスクトップPC / entity=日本共産党：東京都委員会 / 寄付金、入金 / amount=JPY:2000</text:p>
          </table:table-cell>
          <table:table-cell table:style-name="ce19"/>
          <table:table-cell table:style-name="ce4"/>
          <table:table-cell table:style-name="ce4" office:value-type="string">
            <text:p>N-35-35-28.477478 E-139-34-49.270019</text:p>
          </table:table-cell>
          <table:table-cell table:style-name="ce38" table:formula="of:=IF([.E6]=&quot;&quot;;[.C6];CONCATENATE([.C6];&quot; / &quot;;[.E6]))" office:value-type="string" office:string-value=":PHOTO 記録 / PC画面 / デスクトップPC / entity=日本共産党：東京都委員会 / 寄付金、入金 / amount=JPY:2000">
            <text:p>:PHOTO 記録 / PC画面 / デスクトップPC / entity=日本共産党：東京都委員会 / 寄付金、入金 / amount=JPY:200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6-06_19-05-50_000.jpg</text:p>
          </table:table-cell>
          <table:table-cell table:style-name="ce20" office:value-type="string">
            <text:p>:m :篠笛,shinobue #*# / session-memo / s.1:prac,for=blow-each-note:high-low-alternation,Re+,tempo=~,other=~,key=A:h-7,notes=A-D-B-G:1-4_-2-7f_</text:p>
          </table:table-cell>
          <table:table-cell table:style-name="ce17"/>
          <table:table-cell table:style-name="ce4"/>
          <table:table-cell table:style-name="ce4" office:value-type="string">
            <text:p>N-35-35-28.710937 E-139-34-49.050292</text:p>
          </table:table-cell>
          <table:table-cell table:style-name="ce38" table:formula="of:=IF([.E7]=&quot;&quot;;[.C7];CONCATENATE([.C7];&quot; / &quot;;[.E7]))" office:value-type="string" office:string-value=":m :篠笛,shinobue #*# / session-memo / s.1:prac,for=blow-each-note:high-low-alternation,Re+,tempo=~,other=~,key=A:h-7,notes=A-D-B-G:1-4_-2-7f_">
            <text:p>:m :篠笛,shinobue #*# / session-memo / s.1:prac,for=blow-each-note:high-low-alternation,Re+,tempo=~,other=~,key=A:h-7,notes=A-D-B-G:1-4_-2-7f_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6_19-13-31_000.jpg</text:p>
          </table:table-cell>
          <table:table-cell table:style-name="ce20" office:value-type="string">
            <text:p>:m :th / topic=吉田満氏の文章に関して / content=大和での体験；「インディアンから受けた矢きず」；「コンテキスト」が人のあり方を律している？ / lang=ja</text:p>
          </table:table-cell>
          <table:table-cell table:style-name="ce20"/>
          <table:table-cell table:style-name="ce4"/>
          <table:table-cell table:style-name="ce4" office:value-type="string">
            <text:p>N-35-35-28.72467 E-139-34-49.599609</text:p>
          </table:table-cell>
          <table:table-cell table:style-name="ce38" table:formula="of:=IF([.E8]=&quot;&quot;;[.C8];CONCATENATE([.C8];&quot; / &quot;;[.E8]))" office:value-type="string" office:string-value=":m :th / topic=吉田満氏の文章に関して / content=大和での体験；「インディアンから受けた矢きず」；「コンテキスト」が人のあり方を律している？ / lang=ja">
            <text:p>:m :th / topic=吉田満氏の文章に関して / content=大和での体験；「インディアンから受けた矢きず」；「コンテキスト」が人のあり方を律している？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6_20-42-02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07_00-20-5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07_03-19-5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1]=&quot;&quot;;[.C11];CONCATENATE([.C11];&quot; / &quot;;[.E11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07_06-07-11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6_18-43-38_000.mp4</text:p>
          </table:table-cell>
          <table:table-cell table:style-name="ce8" office:value-type="string">
            <text:p>:VIDEO / @自室 / 記録 / jap.flute / 演奏、play / f-2021-0606-1 / R=1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jap.flute / 演奏、play / f-2021-0606-1 / R=1">
            <text:p>:VIDEO / @自室 / 記録 / jap.flute / 演奏、play / f-2021-0606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2021/06/07</text:date>, <text:time>07:2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7T07:28:55.75</dc:date>
    <dc:creator>iwabuchi ken</dc:creator>
    <meta:editing-duration>P34DT4H34M24S</meta:editing-duration>
    <meta:editing-cycles>12614</meta:editing-cycles>
    <meta:document-statistic meta:table-count="1" meta:cell-count="355" meta:object-count="0"/>
  </office:meta>
</office:document-meta>
</file>